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Google Sans" svg:font-family="Google Sans" style:font-family-generic="system"/>
    <style:font-face style:name="Segoe Sans Edge Text" svg:font-family="Segoe Sans Edge Text"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extbody" style:master-page-name="MP0" style:family="paragraph">
      <style:paragraph-properties fo:break-before="page"/>
      <style:text-properties fo:font-size="18pt" style:font-size-asian="18pt"/>
    </style:style>
    <style:style style:name="P2" style:parent-style-name="Textbody" style:family="paragraph">
      <style:text-properties fo:font-size="18pt" style:font-size-asian="18pt"/>
    </style:style>
    <style:style style:name="T3" style:parent-style-name="DefaultParagraphFont" style:family="text">
      <style:text-properties style:font-name="Segoe UI" fo:color="#000000" fo:font-size="9pt" style:font-size-asian="9pt"/>
    </style:style>
    <style:style style:name="T4" style:parent-style-name="DefaultParagraphFont" style:family="text">
      <style:text-properties fo:color="#000000"/>
    </style:style>
    <style:style style:name="T5" style:parent-style-name="DefaultParagraphFont" style:family="text">
      <style:text-properties style:font-name="Segoe UI" fo:color="#000000" fo:font-size="14pt" style:font-size-asian="14pt"/>
    </style:style>
    <style:style style:name="T6" style:parent-style-name="DefaultParagraphFont" style:family="text">
      <style:text-properties style:font-name="Segoe UI" fo:font-weight="bold" style:font-weight-asian="bold" fo:color="#000000" fo:font-size="14pt" style:font-size-asian="14pt" style:text-underline-type="single" style:text-underline-style="solid" style:text-underline-width="auto" style:text-underline-mode="continuous"/>
    </style:style>
    <style:style style:name="T7" style:parent-style-name="DefaultParagraphFont" style:family="text">
      <style:text-properties style:font-name="Segoe UI" fo:color="#000000" fo:font-size="14pt" style:font-size-asian="14pt"/>
    </style:style>
    <style:style style:name="T8" style:parent-style-name="DefaultParagraphFont" style:family="text">
      <style:text-properties style:font-name="Segoe UI" fo:font-weight="bold" style:font-weight-asian="bold" fo:color="#000000" fo:font-size="14pt" style:font-size-asian="14pt" style:text-underline-type="single" style:text-underline-style="solid" style:text-underline-width="auto" style:text-underline-mode="continuous"/>
    </style:style>
    <style:style style:name="T9" style:parent-style-name="DefaultParagraphFont" style:family="text">
      <style:text-properties style:font-name="Segoe UI" fo:color="#000000" fo:font-size="14pt" style:font-size-asian="14pt"/>
    </style:style>
    <style:style style:name="T10" style:parent-style-name="DefaultParagraphFont" style:family="text">
      <style:text-properties style:font-name="Segoe UI" fo:font-weight="bold" style:font-weight-asian="bold" fo:color="#000000" fo:font-size="14pt" style:font-size-asian="14pt" style:text-underline-type="single" style:text-underline-style="solid" style:text-underline-width="auto" style:text-underline-mode="continuous"/>
    </style:style>
    <style:style style:name="T11" style:parent-style-name="DefaultParagraphFont" style:family="text">
      <style:text-properties style:font-name="Segoe UI" fo:color="#000000" fo:font-size="14pt" style:font-size-asian="14pt"/>
    </style:style>
    <style:style style:name="P12" style:parent-style-name="Textbody" style:family="paragraph">
      <style:text-properties fo:color="#000000"/>
    </style:style>
    <style:style style:name="P13" style:parent-style-name="Textbody" style:family="paragraph">
      <style:text-properties style:font-name="Google Sans" fo:color="#001D35" fo:font-size="14pt" style:font-size-asian="14pt"/>
    </style:style>
    <style:style style:name="P14" style:parent-style-name="Textbody" style:family="paragraph">
      <style:text-properties fo:color="#000000"/>
    </style:style>
    <style:style style:name="P15" style:parent-style-name="Textbody" style:family="paragraph">
      <style:text-properties style:font-name="Segoe UI" fo:color="#000000" fo:font-size="14pt" style:font-size-asian="14pt"/>
    </style:style>
    <style:style style:name="P16" style:parent-style-name="Textbody" style:family="paragraph">
      <style:paragraph-properties style:line-height-at-least="0.2916in"/>
    </style:style>
    <style:style style:name="T17" style:parent-style-name="DefaultParagraphFont" style:family="text">
      <style:text-properties style:font-name="Segoe Sans Edge Text" fo:font-size="13.5pt" style:font-size-asian="13.5pt"/>
    </style:style>
    <style:style style:name="T18" style:parent-style-name="DefaultParagraphFont" style:family="text">
      <style:text-properties style:font-name="Segoe Sans Edge Text" fo:font-size="13.5pt" style:font-size-asian="13.5pt"/>
    </style:style>
    <style:style style:name="T19" style:parent-style-name="DefaultParagraphFont" style:family="text">
      <style:text-properties style:font-name="Segoe Sans Edge Text" fo:font-size="13.5pt" style:font-size-asian="13.5pt"/>
    </style:style>
    <style:style style:name="T20" style:parent-style-name="DefaultParagraphFont" style:family="text">
      <style:text-properties style:font-name="Segoe Sans Edge Text" fo:font-size="13.5pt" style:font-size-asian="13.5pt"/>
    </style:style>
    <style:style style:name="P21" style:parent-style-name="Textbody" style:family="paragraph">
      <style:text-properties fo:color="#000000"/>
    </style:style>
    <style:style style:name="T22" style:parent-style-name="DefaultParagraphFont" style:family="text">
      <style:text-properties style:font-name="Segoe UI" fo:color="#000000" fo:font-size="9pt" style:font-size-asian="9pt"/>
    </style:style>
    <style:style style:name="T23" style:parent-style-name="DefaultParagraphFont" style:family="text">
      <style:text-properties fo:color="#000000"/>
    </style:style>
    <style:style style:name="T24" style:parent-style-name="DefaultParagraphFont" style:family="text">
      <style:text-properties style:font-name="Segoe UI" fo:color="#000000" fo:font-size="14pt" style:font-size-asian="14pt"/>
    </style:style>
    <style:style style:name="T25" style:parent-style-name="DefaultParagraphFont" style:family="text">
      <style:text-properties style:font-name="Segoe UI" fo:font-weight="bold" style:font-weight-asian="bold" fo:color="#000000" fo:font-size="14pt" style:font-size-asian="14pt" style:text-underline-type="single" style:text-underline-style="solid" style:text-underline-width="auto" style:text-underline-mode="continuous"/>
    </style:style>
    <style:style style:name="T26" style:parent-style-name="DefaultParagraphFont" style:family="text">
      <style:text-properties style:font-name="Segoe UI" fo:color="#000000" fo:font-size="14pt" style:font-size-asian="14pt"/>
    </style:style>
    <style:style style:name="T27" style:parent-style-name="DefaultParagraphFont" style:family="text">
      <style:text-properties style:font-name="Segoe UI" fo:font-weight="bold" style:font-weight-asian="bold" fo:color="#000000" fo:font-size="14pt" style:font-size-asian="14pt" style:text-underline-type="single" style:text-underline-style="solid" style:text-underline-width="auto" style:text-underline-mode="continuous"/>
    </style:style>
    <style:style style:name="T28" style:parent-style-name="DefaultParagraphFont" style:family="text">
      <style:text-properties style:font-name="Segoe UI" fo:color="#000000" fo:font-size="14pt" style:font-size-asian="14pt"/>
    </style:style>
    <style:style style:name="P29" style:parent-style-name="Textbody" style:family="paragraph">
      <style:text-properties fo:color="#000000"/>
    </style:style>
    <style:style style:name="P30" style:parent-style-name="Textbody" style:family="paragraph">
      <style:text-properties fo:color="#000000"/>
    </style:style>
    <style:style style:name="P31" style:parent-style-name="Textbody" style:family="paragraph">
      <style:text-properties fo:font-size="18pt" style:font-size-asian="18pt"/>
    </style:style>
    <style:style style:name="P32" style:parent-style-name="Textbody" style:family="paragraph">
      <style:text-properties fo:font-size="18pt" style:font-size-asian="18pt"/>
    </style:style>
    <style:style style:name="P33" style:parent-style-name="Textbody" style:family="paragraph">
      <style:text-properties fo:font-size="18pt" style:font-size-asian="18pt"/>
    </style:style>
    <style:style style:name="T34" style:parent-style-name="DefaultParagraphFont" style:family="text">
      <style:text-properties fo:font-size="18pt" style:font-size-asian="18pt"/>
    </style:style>
    <style:style style:name="T35"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36" style:parent-style-name="DefaultParagraphFont" style:family="text">
      <style:text-properties fo:font-size="18pt" style:font-size-asian="18pt"/>
    </style:style>
    <style:style style:name="P37" style:parent-style-name="Textbody" style:family="paragraph">
      <style:text-properties fo:font-size="18pt" style:font-size-asian="18pt"/>
    </style:style>
    <style:style style:name="T38" style:parent-style-name="DefaultParagraphFont" style:family="text">
      <style:text-properties fo:font-size="18pt" style:font-size-asian="18pt"/>
    </style:style>
    <style:style style:name="T39" style:parent-style-name="DefaultParagraphFont" style:family="text">
      <style:text-properties fo:font-style="italic" style:font-style-asian="italic" fo:font-size="18pt" style:font-size-asian="18pt"/>
    </style:style>
    <style:style style:name="T40" style:parent-style-name="DefaultParagraphFont" style:family="text">
      <style:text-properties fo:font-size="18pt" style:font-size-asian="18pt"/>
    </style:style>
    <style:style style:name="T41"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42" style:parent-style-name="DefaultParagraphFont" style:family="text">
      <style:text-properties fo:font-size="18pt" style:font-size-asian="18pt"/>
    </style:style>
    <style:style style:name="P43" style:parent-style-name="Textbody" style:family="paragraph">
      <style:text-properties fo:font-size="18pt" style:font-size-asian="18pt"/>
    </style:style>
    <style:style style:name="P44" style:parent-style-name="Textbody" style:family="paragraph">
      <style:text-properties fo:font-size="18pt" style:font-size-asian="18pt"/>
    </style:style>
    <style:style style:name="T45" style:parent-style-name="DefaultParagraphFont" style:family="text">
      <style:text-properties fo:font-weight="bold" style:font-weight-asian="bold" fo:font-size="18pt" style:font-size-asian="18pt"/>
    </style:style>
    <style:style style:name="T46" style:parent-style-name="DefaultParagraphFont" style:family="text">
      <style:text-properties fo:font-size="18pt" style:font-size-asian="18pt"/>
    </style:style>
    <style:style style:name="T47"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48" style:parent-style-name="DefaultParagraphFont" style:family="text">
      <style:text-properties fo:font-size="18pt" style:font-size-asian="18pt"/>
    </style:style>
    <style:style style:name="T49" style:parent-style-name="DefaultParagraphFont" style:family="text">
      <style:text-properties fo:font-weight="bold" style:font-weight-asian="bold" fo:font-size="18pt" style:font-size-asian="18pt"/>
    </style:style>
    <style:style style:name="T50" style:parent-style-name="DefaultParagraphFont" style:family="text">
      <style:text-properties fo:font-size="18pt" style:font-size-asian="18pt"/>
    </style:style>
    <style:style style:name="T51"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52" style:parent-style-name="DefaultParagraphFont" style:family="text">
      <style:text-properties fo:font-size="18pt" style:font-size-asian="18pt"/>
    </style:style>
    <style:style style:name="T53" style:parent-style-name="DefaultParagraphFont" style:family="text">
      <style:text-properties fo:font-size="18pt" style:font-size-asian="18pt"/>
    </style:style>
    <style:style style:name="T54" style:parent-style-name="DefaultParagraphFont" style:family="text">
      <style:text-properties fo:font-style="italic" style:font-style-asian="italic" fo:font-size="18pt" style:font-size-asian="18pt"/>
    </style:style>
    <style:style style:name="T55" style:parent-style-name="DefaultParagraphFont" style:family="text">
      <style:text-properties fo:font-size="18pt" style:font-size-asian="18pt"/>
    </style:style>
    <style:style style:name="T56"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57" style:parent-style-name="DefaultParagraphFont" style:family="text">
      <style:text-properties fo:font-size="18pt" style:font-size-asian="18pt"/>
    </style:style>
    <style:style style:name="P58" style:parent-style-name="Textbody" style:family="paragraph">
      <style:text-properties fo:font-size="18pt" style:font-size-asian="18pt"/>
    </style:style>
    <style:style style:name="P59" style:parent-style-name="Textbody" style:family="paragraph">
      <style:text-properties fo:font-size="18pt" style:font-size-asian="18pt"/>
    </style:style>
    <style:style style:name="P60" style:parent-style-name="Textbody" style:family="paragraph">
      <style:text-properties fo:font-size="18pt" style:font-size-asian="18pt"/>
    </style:style>
    <style:style style:name="T61" style:parent-style-name="DefaultParagraphFont" style:family="text">
      <style:text-properties fo:font-size="18pt" style:font-size-asian="18pt"/>
    </style:style>
    <style:style style:name="T62"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63" style:parent-style-name="DefaultParagraphFont" style:family="text">
      <style:text-properties fo:font-size="18pt" style:font-size-asian="18pt"/>
    </style:style>
    <style:style style:name="T64"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65" style:parent-style-name="DefaultParagraphFont" style:family="text">
      <style:text-properties fo:font-size="18pt" style:font-size-asian="18pt"/>
    </style:style>
    <style:style style:name="T66" style:parent-style-name="DefaultParagraphFont" style:family="text">
      <style:text-properties fo:font-size="18pt" style:font-size-asian="18pt"/>
    </style:style>
    <style:style style:name="T67" style:parent-style-name="DefaultParagraphFont" style:family="text">
      <style:text-properties fo:font-style="italic" style:font-style-asian="italic" fo:font-size="18pt" style:font-size-asian="18pt"/>
    </style:style>
    <style:style style:name="T68" style:parent-style-name="DefaultParagraphFont" style:family="text">
      <style:text-properties fo:font-size="18pt" style:font-size-asian="18pt"/>
    </style:style>
    <style:style style:name="T69"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70" style:parent-style-name="DefaultParagraphFont" style:family="text">
      <style:text-properties fo:font-size="18pt" style:font-size-asian="18pt"/>
    </style:style>
    <style:style style:name="T71"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T72" style:parent-style-name="DefaultParagraphFont" style:family="text">
      <style:text-properties fo:font-size="18pt" style:font-size-asian="18pt"/>
    </style:style>
    <style:style style:name="P73" style:parent-style-name="Textbody" style:family="paragraph">
      <style:text-properties fo:font-size="18pt" style:font-size-asian="18pt"/>
    </style:style>
    <style:style style:name="P74" style:parent-style-name="Textbody" style:family="paragraph">
      <style:text-properties fo:font-size="18pt" style:font-size-asian="18pt"/>
    </style:style>
    <style:style style:name="P75" style:parent-style-name="Textbody" style:family="paragraph">
      <style:text-properties fo:font-size="18pt" style:font-size-asian="18pt"/>
    </style:style>
    <style:style style:name="P76" style:parent-style-name="Textbody" style:family="paragraph">
      <style:text-properties fo:font-size="18pt" style:font-size-asian="18pt"/>
    </style:style>
    <style:style style:name="P77" style:parent-style-name="Textbody" style:family="paragraph">
      <style:text-properties fo:font-size="18pt" style:font-size-asian="18pt"/>
    </style:style>
    <style:style style:name="P78" style:parent-style-name="Textbody" style:family="paragraph">
      <style:text-properties fo:font-size="18pt" style:font-size-asian="18pt"/>
    </style:style>
    <style:style style:name="P79" style:parent-style-name="Textbody" style:family="paragraph">
      <style:text-properties fo:font-size="18pt" style:font-size-asian="18pt"/>
    </style:style>
    <style:style style:name="P80" style:parent-style-name="Textbody" style:family="paragraph">
      <style:text-properties fo:font-size="18pt" style:font-size-asian="18pt"/>
    </style:style>
    <style:style style:name="P81" style:parent-style-name="Textbody" style:family="paragraph">
      <style:text-properties fo:font-size="18pt" style:font-size-asian="18pt"/>
    </style:style>
    <style:style style:name="P82" style:parent-style-name="Textbody" style:family="paragraph">
      <style:text-properties fo:font-size="18pt" style:font-size-asian="18pt"/>
    </style:style>
    <style:style style:name="P83" style:parent-style-name="Textbody" style:family="paragraph">
      <style:text-properties fo:font-size="18pt" style:font-size-asian="18pt"/>
    </style:style>
    <style:style style:name="P84" style:parent-style-name="Textbody" style:family="paragraph">
      <style:text-properties fo:font-size="18pt" style:font-size-asian="18pt"/>
    </style:style>
    <style:style style:name="P85" style:parent-style-name="Textbody" style:family="paragraph">
      <style:text-properties fo:font-size="18pt" style:font-size-asian="18pt"/>
    </style:style>
    <style:style style:name="P86" style:parent-style-name="Textbody" style:family="paragraph">
      <style:text-properties fo:font-size="18pt" style:font-size-asian="18pt"/>
    </style:style>
    <style:style style:name="P87" style:parent-style-name="Textbody" style:family="paragraph">
      <style:text-properties fo:font-size="18pt" style:font-size-asian="18pt"/>
    </style:style>
  </office:automatic-styles>
  <office:body>
    <office:text text:use-soft-page-breaks="true">
      <text:p text:style-name="P1">Hebrews   21/10/25</text:p>
      <text:p text:style-name="Textbody"> </text:p>
      <text:p text:style-name="P2">This is what I think it means!!!</text:p>
      <text:p text:style-name="Textbody"> </text:p>
      <text:p text:style-name="Textbody"><text:span text:style-name="T3">Lu 10:26</text:span><text:span text:style-name="T4"> <text:s/></text:span><text:span text:style-name="T5">He said unto him, What is written in the law?<text:s/></text:span><text:span text:style-name="T6">how</text:span><text:span text:style-name="T7"><text:s/></text:span><text:span text:style-name="T8">readest</text:span><text:span text:style-name="T9"><text:s/></text:span><text:span text:style-name="T10">thou</text:span><text:span text:style-name="T11">?</text:span></text:p>
      <text:p text:style-name="P12"> </text:p>
      <text:p text:style-name="P13">Peter in 1 Peter 2[:9] says, "You are a royal priesthood and a priestly kingdom," and Revelation [5:10], "Through your blood you have made us into priests and kings."</text:p>
      <text:p text:style-name="P14"> </text:p>
      <text:p text:style-name="P15">Old English "prēost</text:p>
      <text:p text:style-name="P16"><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The </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root of the word "priest"</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 </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text:span text:style-name="T17">can be traced back to the </text:span></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Old English "prēost,"</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 </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text:span text:style-name="T18">which is derived from the </text:span></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Late Latin "presbyter,"</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 </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text:span text:style-name="T19">and ultimately from the </text:span></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Ancient Greek "presbúteros"</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 </text:a><text:a xlink:href="https://www.bing.com/ck/a?!&amp;&amp;p=285d6b1cb2b3f67a4f286b87d3d4191d4cc27795d151fccb08d7c5387f383c4dJmltdHM9MTc2MTAwNDgwMA&amp;ptn=3&amp;ver=2&amp;hsh=4&amp;fclid=398134f1-c583-6bb3-22b2-211cc4bb6a7c&amp;u=a1aHR0cHM6Ly93d3cuZXR5bW9ubGluZS5jb20vd29yZC9wcmllc3Q&amp;ntb=1" office:target-frame-name="_top" xlink:show="replace"><text:span text:style-name="T20">(elder). This term has evolved through various languages, including Old French "prestre" and Old High German "priast," before reaching English. The word "priest" has been used to refer to religious leaders in various contexts, including the Jewish and Christian traditions, where it signifies someone authorized to perform sacred rituals and mediate between humans and deities.</text:span></text:a></text:p>
      <text:p text:style-name="P21"> </text:p>
      <text:p text:style-name="Textbody"><text:span text:style-name="T22">2Ti 2:15</text:span><text:span text:style-name="T23"> <text:s/></text:span><text:span text:style-name="T24">Study to shew thyself approved unto God, a workman that needeth not to be ashamed,<text:s/></text:span><text:span text:style-name="T25">rightly</text:span><text:span text:style-name="T26"><text:s/></text:span><text:span text:style-name="T27">dividing</text:span><text:span text:style-name="T28"><text:s/>the word of truth.</text:span></text:p>
      <text:p text:style-name="P29"> </text:p>
      <text:p text:style-name="P30"> </text:p>
      <text:p text:style-name="Textbody"> </text:p>
      <text:p text:style-name="P31">14  Seeing then that we have a great high priest, that is passed into the heavens, Jesus the Son of God, let us hold fast [our] profession.</text:p>
      <text:p text:style-name="Textbody"> </text:p>
      <text:p text:style-name="P32">The commentary of a factory and agricultural labourer!!( now retired! I have a tech degree from the OU)….Amos was not qualified either</text:p>
      <text:p text:style-name="Textbody"> </text:p>
      <text:p text:style-name="P33">1 ¶  The words of Amos, who was among the sheepbreeders of Tekoa, which he saw concerning Israel in the days of Uzziah king<text:s/><text:soft-page-break/>of Judah, and in the days of Jeroboam the son of Joash, king of Israel, two years before the earthquake.</text:p>
      <text:p text:style-name="Textbody"> </text:p>
      <text:p text:style-name="Textbody"><text:span text:style-name="T34">Ac 15:39  And the contention was so sharp between them, that they departed<text:s/></text:span><text:span text:style-name="T35">asunder</text:span><text:span text:style-name="T36"><text:s/>one from the other: and so Barnabas took Mark, and sailed unto Cyprus;</text:span></text:p>
      <text:p text:style-name="Textbody"> </text:p>
      <text:p text:style-name="P37">This is written to the Creator of the Universe as nobody else listens!! And maybe they are right as I have nothing to say either!!But that’s when “How readest thou” kicks in. The Creator of the Universe asks someone how do they read the Scripture…..thus to my mind He is granting the right to interpret the Scriptures as he sees fit…..All then have that right? If so then so do I. And if God is asking even me how do I read it. Then I guess I had better have a answer…..He is not asking how does the Rabbi read it….or how does the Imman read it, or some so called “priest” reads it……but how do I read it……and if there is a judgement then I will be judged on how I read it and do it, not how someone else reads it. My Existential responsibility before God is to read and obey to the best of my ability. So onto the text. And of course ask the Lord God Almighty to assist me in reading and applying it?</text:p>
      <text:p text:style-name="Textbody"> </text:p>
      <text:p text:style-name="Textbody"><text:span text:style-name="T38">1Co 2:14  But the natural man receiveth not the things of the Spirit of God: for they are foolishness unto him: neither can he know<text:s/></text:span><text:span text:style-name="T39">them</text:span><text:span text:style-name="T40">, because they are<text:s/></text:span><text:span text:style-name="T41">spiritually</text:span><text:span text:style-name="T42"><text:s/>discerned.</text:span></text:p>
      <text:p text:style-name="Textbody"> </text:p>
      <text:p text:style-name="P43">15  For we have not an high priest which cannot be touched with the feeling of our infirmities; but was in all points tempted like as [we are, yet] without sin.</text:p>
      <text:p text:style-name="Textbody"> </text:p>
      <text:p text:style-name="P44">So we have a High Priest…..in reality right here and now in the twenty first century. Who is indeed sympathetic to our situations.<text:s/><text:soft-page-break/>So the converse of this verse is that I am tempted and with sin. Even me. Yet He was tempted and without sin. These are Christian Scriptures.</text:p>
      <text:p text:style-name="Textbody"> </text:p>
      <text:p text:style-name="Textbody"><text:span text:style-name="T45">Ac 11:26</text:span> <text:s/><text:span text:style-name="T46">And when he had found him, he brought him unto Antioch. And it came to pass, that a whole year they assembled themselves with the church, and taught much people. And the disciples were called<text:s/></text:span><text:span text:style-name="T47">Christians</text:span><text:span text:style-name="T48"><text:s/>first in Antioch.</text:span></text:p>
      <text:p text:style-name="Textbody"><text:span text:style-name="T49">Ac 26:28</text:span> <text:s/><text:span text:style-name="T50">Then Agrippa said unto Paul, Almost thou persuadest me to be a<text:s/></text:span><text:span text:style-name="T51">Christian</text:span><text:span text:style-name="T52">.</text:span></text:p>
      <text:p text:style-name="Textbody"><text:span text:style-name="T53">1Pe 4:16  Yet if<text:s/></text:span><text:span text:style-name="T54">any man suffer</text:span><text:span text:style-name="T55"><text:s/>as a<text:s/></text:span><text:span text:style-name="T56">Christian</text:span><text:span text:style-name="T57">, let him not be ashamed; but let him glorify God on this behalf.</text:span></text:p>
      <text:p text:style-name="Textbody"> </text:p>
      <text:p text:style-name="P58">Without sin.</text:p>
      <text:p text:style-name="Textbody"> </text:p>
      <text:p text:style-name="Textbody"> </text:p>
      <text:p text:style-name="P59">16  Let us therefore come boldly unto the throne of grace, that we may obtain mercy, and find grace to help in time of need.</text:p>
      <text:p text:style-name="Textbody"> </text:p>
      <text:p text:style-name="P60">Here we are instructed by the Word of God Himself…..And God cannot lie</text:p>
      <text:p text:style-name="Textbody"> </text:p>
      <text:p text:style-name="Textbody"><text:span text:style-name="T61">Tit 1:2  In hope of eternal life, which<text:s/></text:span><text:span text:style-name="T62">God</text:span><text:span text:style-name="T63">, that cannot<text:s/></text:span><text:span text:style-name="T64">lie</text:span><text:span text:style-name="T65">, promised before the world began;</text:span></text:p>
      <text:p text:style-name="Textbody"><text:span text:style-name="T66">Heb 6:18  That by two immutable things, in which<text:s/></text:span><text:span text:style-name="T67">it was</text:span><text:span text:style-name="T68"><text:s/>impossible for<text:s/></text:span><text:span text:style-name="T69">God</text:span><text:span text:style-name="T70"><text:s/>to<text:s/></text:span><text:span text:style-name="T71">lie</text:span><text:span text:style-name="T72">, we might have a strong consolation, who have fled for refuge to lay hold upon the hope set before us:</text:span></text:p>
      <text:p text:style-name="Textbody"> </text:p>
      <text:p text:style-name="P73">If we accept the sovereignty of God and the suffiency of Scripture then these statements are Absolute Truth and cannot be gain sayed…so we can right now come boldly to the throne of Grace and gain mercy and grace……right now…..</text:p>
      <text:soft-page-break/>
      <text:p text:style-name="P74">1 ¶  For every high priest taken from among men is ordained for men in things [pertaining] to God, that he may offer both gifts and sacrifices for sins:</text:p>
      <text:p text:style-name="P75">2  Who can have compassion on the ignorant, and on them that are out of the way; for that he himself also is compassed with infirmity.</text:p>
      <text:p text:style-name="P76">3  And by reason hereof he ought, as for the people, so also for himself, to offer for sins.</text:p>
      <text:p text:style-name="P77">4  And no man taketh this honour unto himself, but he that is called of God, as [was] Aaron.</text:p>
      <text:p text:style-name="P78">5  So also Christ glorified not himself to be made an high priest; but he that said unto him, Thou art my Son, to day have I begotten thee.</text:p>
      <text:p text:style-name="P79">6  As he saith also in another [place], Thou [art] a priest for ever after the order of Melchisedec.</text:p>
      <text:p text:style-name="P80">7  Who in the days of his flesh, when he had offered up prayers and supplications with strong crying and tears unto him that was able to save him from death, and was heard in that he feared;</text:p>
      <text:p text:style-name="P81">8  Though he were a Son, yet learned he obedience by the things which he suffered;</text:p>
      <text:p text:style-name="P82">9  And being made perfect, he became the author of eternal salvation unto all them that obey him;</text:p>
      <text:p text:style-name="P83">10 ¶  Called of God an high priest after the order of Melchisedec.</text:p>
      <text:p text:style-name="P84">11  Of whom we have many things to say, and hard to be uttered, seeing ye are dull of hearing.</text:p>
      <text:p text:style-name="P85">12  For when for the time ye ought to be teachers, ye have need that one teach you again which [be] the first principles of the oracles of God; and are become such as have need of milk, and not of strong meat.</text:p>
      <text:p text:style-name="P86">13  For every one that useth milk [is] unskilful in the word of righteousness: for he is a babe.</text:p>
      <text:soft-page-break/>
      <text:p text:style-name="P87">14  But strong meat belongeth to them that are of full age, [even] those who by reason of use have their senses exercised to discern both good and evil.</text:p>
      <text:p text:style-name="Textbody"> </text:p>
      <text:p text:style-name="Textbody">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Google Sans" svg:font-family="Google Sans" style:font-family-generic="system"/>
    <style:font-face style:name="Segoe Sans Edge Text" svg:font-family="Segoe Sans Edge Text"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ichael falconer</dc:creator>
    <meta:creation-date>2025-10-21T16:34:00Z</meta:creation-date>
    <dc:date>2025-10-21T15:42:00Z</dc:date>
    <meta:template xlink:href="Normal.dotm" xlink:type="simple"/>
    <meta:editing-cycles>2</meta:editing-cycles>
    <meta:editing-duration>PT120S</meta:editing-duration>
    <meta:document-statistic meta:page-count="5" meta:paragraph-count="38" meta:word-count="1124" meta:character-count="6009" meta:row-count="134" meta:non-whitespace-character-count="4870"/>
  </office:meta>
</office:document-meta>
</file>